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8131" officeooo:paragraph-rsid="00168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: Video Juegos</text:p>
      <text:p text:style-name="P1"/>
      <text:p text:style-name="P1">crear una clase llamada videojuegos , que tenga los siguientes atributos: codigo, titulo , consola, cantidadjugadores, categoria(tener en cuenta todos sus atributos , constructores , metodods getters y setters)</text:p>
      <text:p text:style-name="P1"/>
      <text:p text:style-name="P1">crear una ArrayList de tipo video juego . Crear 5 videojuegos y guardarlos en la collection.</text:p>
      <text:p text:style-name="P1"/>
      <text:p text:style-name="P1">Recorrer la ArrayList creada y msotrar por pantalla el titulo . Consola y cantidad de jugadores de los videojuegos almacenados</text:p>
      <text:p text:style-name="P1"/>
      <text:p text:style-name="P1">cambiar el nombre y la cantidad de jugadores de dos video juegos . Mostrar por pantall los datos de todos los video juegos luego del cambio.</text:p>
      <text:p text:style-name="P1"/>
      <text:p text:style-name="P1">Recorrer la arrayList y mostrar por pantalla unicamento que sean de la consola “Nintendo 64”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2:36:25.078978652</meta:creation-date>
    <dc:date>2023-04-20T16:11:19.922361135</dc:date>
    <meta:editing-duration>PT3H34M56S</meta:editing-duration>
    <meta:editing-cycles>1</meta:editing-cycles>
    <meta:document-statistic meta:table-count="0" meta:image-count="0" meta:object-count="0" meta:page-count="1" meta:paragraph-count="6" meta:word-count="110" meta:character-count="684" meta:non-whitespace-character-count="580"/>
    <meta:generator>LibreOffice/7.5.2.2$MacOSX_X86_64 LibreOffice_project/53bb9681a964705cf672590721dbc85eb4d0c3a2</meta:generator>
  </office:meta>
</office:document-meta>
</file>